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3" style:family="paragraph" style:parent-style-name="Text_20_body">
      <style:paragraph-properties fo:margin-top="0cm" fo:margin-bottom="0cm" loext:contextual-spacing="false" fo:line-height="150%" fo:text-align="start" style:justify-single-word="false" fo:break-before="page"/>
    </style:style>
    <style:style style:name="P4"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5" style:family="paragraph" style:parent-style-name="Text_20_body">
      <style:paragraph-properties fo:margin-left="0.499cm" fo:margin-right="0cm" fo:margin-top="0cm" fo:margin-bottom="0cm" loext:contextual-spacing="false" fo:line-height="100%" fo:text-indent="0cm" style:auto-text-indent="false"/>
    </style:style>
    <style:style style:name="P6" style:family="paragraph" style:parent-style-name="Heading_20_2">
      <style:paragraph-properties fo:line-height="150%"/>
    </style:style>
    <style:style style:name="P7" style:family="paragraph" style:parent-style-name="Heading_20_2">
      <style:paragraph-properties fo:line-height="150%"/>
      <style:text-properties style:font-name="Liberation Sans" fo:font-size="12pt"/>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2317_1052241590"/><text:span text:style-name="T1">#729</text:span><text:bookmark-end text:name="__RefHeading___Toc2317_1052241590"/></text:h>
        <text:p text:style-name="P1"/>
        <text:p text:style-name="P2">O orgulho em alguém que já é salvo é tão ruim - talvez pior - quanto o orgulho em alguém que não esteja salvo.</text:p>
        <text:p text:style-name="P1"/>
        <text:h text:style-name="P6" text:outline-level="2"><text:bookmark-start text:name="__RefHeading___Toc2319_1052241590"/><text:a xlink:type="simple" xlink:href="http://bibliaonline.com.br/acf/1cr/10" text:style-name="Internet_20_link" text:visited-style-name="Visited_20_Internet_20_Link"><text:span text:style-name="T1">1 CRÔNICAS 10</text:span></text:a><text:bookmark-end text:name="__RefHeading___Toc2319_1052241590"/></text:h>
        <text:p text:style-name="P1"/>
        <text:p text:style-name="P2">Os primeiros 9 capítulos são em sua maior parte uma lista das famílias de algumas das tribos de Israel, mas a tribo mais importante foi Judá. O grande rei era Davi e aprendemos que ele foi o primeiro rei da escolha de Deus para o Seu povo Israel. Portanto, sugiro que comecemos lendo hoje o décimo capítulo.</text:p>
        <text:p text:style-name="P1"/>
        <text:p text:style-name="P2">Em Crônicas veremos que a bênção segue a obediência. Cada um de nós precisa aprender e lembrar isto; e provar isto em nossa vida. Hoje vemos o oposto - o resultado da desobediência à Palavra de Deus.</text:p>
        <text:p text:style-name="P1"/>
        <text:p text:style-name="P1"><text:a xlink:type="simple" xlink:href="http://bibliaonline.com.br/acf/1cr/10/1-6" text:style-name="Internet_20_link" text:visited-style-name="Visited_20_Internet_20_Link"><text:span text:style-name="T1">1 Cr 10:1-6</text:span></text:a><text:span text:style-name="T1"> O Senhor permitiu que os Filisteus (o mais poderoso dos inimigos de Israel) vencesse Saul e seu exército. Aqui lemos do resultado daquilo que foi dito pelo Senhor sobre Saul antes disso. (Leia 1 Samuel </text:span><text:a xlink:type="simple" xlink:href="http://bibliaonline.com.br/acf/1sm/15/10-11" text:style-name="Internet_20_link" text:visited-style-name="Visited_20_Internet_20_Link"><text:span text:style-name="T1">15:10-11</text:span></text:a><text:span text:style-name="T1">). Os Filisteus podem ser uma lição importante para nós aprendermos. Pense neles como o poder de Satanás contra o crente em Cristo hoje. Os Filisteus eram mais fortes que Israel, assim como Satanás é mais forte que nós como indivíduos. Mas sempre que o Senhor via que Israel era obediente, os Filisteus eram imediatamente derrotados quando atacavam Israel. Assim acontece conosco. "Obedecer é melhor do que sacrificar..." 1 Samuel </text:span><text:a xlink:type="simple" xlink:href="http://bibliaonline.com.br/acf/1sm/15/22" text:style-name="Internet_20_link" text:visited-style-name="Visited_20_Internet_20_Link"><text:span text:style-name="T1">15:22</text:span></text:a><text:span text:style-name="T1">.</text:span></text:p>
        <text:p text:style-name="P1"/>
        <text:p text:style-name="P1"><text:a xlink:type="simple" xlink:href="http://bibliaonline.com.br/acf/1cr/10/8-10" text:style-name="Internet_20_link" text:visited-style-name="Visited_20_Internet_20_Link"><text:span text:style-name="T1">1 Cr 10:8-10</text:span></text:a><text:span text:style-name="T1"> Os Filisteus faziam um grande alarde de sua vitória contra Saul.</text:span></text:p>
        <text:p text:style-name="P1"/>
        <text:p text:style-name="P1"><text:a xlink:type="simple" xlink:href="http://bibliaonline.com.br/acf/1cr/10/11-12" text:style-name="Internet_20_link" text:visited-style-name="Visited_20_Internet_20_Link"><text:span text:style-name="T1">1 Cr 10:11-12</text:span></text:a><text:span text:style-name="T1"> Homens valentes recuperaram os corpos de Saul e de seus filhos. Repare particularmente no que eles fizeram durante 7 dias. Deus viu isso, pois nos fala a respeito.</text:span></text:p>
        <text:p text:style-name="P1"/>
        <text:p text:style-name="P1"><text:a xlink:type="simple" xlink:href="http://bibliaonline.com.br/acf/1cr/10/13-14" text:style-name="Internet_20_link" text:visited-style-name="Visited_20_Internet_20_Link"><text:span text:style-name="T1">1 Cr 10:13-14</text:span></text:a><text:span text:style-name="T1"> Veja por que Saul morreu! Veja contra Quem ele transgrediu! Veja contra o que! Veja o que ele não guardou! Veja a que ele pediu ajuda! Veja a Quem ele não pediu! Veja a quem o reino foi entregue!</text:span></text:p>
        <text:p text:style-name="P1"><text:soft-page-break/></text:p>
        <text:h text:style-name="P7" text:outline-level="2"><text:bookmark-start text:name="__RefHeading___Toc2321_1052241590"/>#730<text:bookmark-end text:name="__RefHeading___Toc2321_1052241590"/></text:h>
        <text:p text:style-name="P1"/>
        <text:p text:style-name="P1"><text:span text:style-name="T1">Não fomos deixados aqui; fomos enviados para cá. João </text:span><text:a xlink:type="simple" xlink:href="http://bibliaonline.com.br/acf/jo/17/18" text:style-name="Internet_20_link" text:visited-style-name="Visited_20_Internet_20_Link"><text:span text:style-name="T1">17:18</text:span></text:a></text:p>
        <text:p text:style-name="P1"/>
        <text:h text:style-name="P6" text:outline-level="2"><text:bookmark-start text:name="__RefHeading___Toc2323_1052241590"/><text:a xlink:type="simple" xlink:href="http://bibliaonline.com.br/acf/1cr/11" text:style-name="Internet_20_link" text:visited-style-name="Visited_20_Internet_20_Link"><text:span text:style-name="T1">1 CRÔNICAS 11</text:span></text:a><text:bookmark-end text:name="__RefHeading___Toc2323_1052241590"/></text:h>
        <text:p text:style-name="P1"/>
        <text:p text:style-name="P2">A história do rei dado por Deus... Davi. Recordamos os muitos capítulos que lemos em 1 Samuel acerca de todas as dificuldades de Davi antes de ser feito rei. Aqui não há uma só palavra a respeito disso.</text:p>
        <text:p text:style-name="P1"/>
        <text:p text:style-name="P1"><text:a xlink:type="simple" xlink:href="http://bibliaonline.com.br/acf/1cr/11/1-3" text:style-name="Internet_20_link" text:visited-style-name="Visited_20_Internet_20_Link"><text:span text:style-name="T1">1 Cr 11:1-3</text:span></text:a><text:span text:style-name="T1"> Durante sete anos Davi foi rei apenas na cidade de Hebrom e apenas sobre Judá.</text:span></text:p>
        <text:p text:style-name="P1"/>
        <text:p text:style-name="P1"><text:a xlink:type="simple" xlink:href="http://bibliaonline.com.br/acf/1cr/11/4-9" text:style-name="Internet_20_link" text:visited-style-name="Visited_20_Internet_20_Link"><text:span text:style-name="T1">1 Cr 11:4-9</text:span></text:a><text:span text:style-name="T1"> Então ele foi feito rei sobre todo o Israel em Jerusalém.</text:span></text:p>
        <text:p text:style-name="P1"/>
        <text:p text:style-name="P1"><text:a xlink:type="simple" xlink:href="http://bibliaonline.com.br/acf/1cr/11/10-47" text:style-name="Internet_20_link" text:visited-style-name="Visited_20_Internet_20_Link"><text:span text:style-name="T1">1 Cr 11:10-47</text:span></text:a><text:span text:style-name="T1"> Os homens poderosos e fiéis que cercavam Davi. Muitas das faltas e fracassos de Davi não são mencionados. A graça cobre nossos pecados - Salmo </text:span><text:a xlink:type="simple" xlink:href="http://bibliaonline.com.br/acf/sl/32/1-2" text:style-name="Internet_20_link" text:visited-style-name="Visited_20_Internet_20_Link"><text:span text:style-name="T1">32:1-2</text:span></text:a><text:span text:style-name="T1">. (Depois daqueles dias, o Senhor Jesus veio ao mundo, tornando-Se Aquele que levou nossos pecados. Agora Deus não vê nem um sequer dos pecados do crente! Pois eles foram apagados pelo sangue do Senhor Jesus - </text:span><text:a xlink:type="simple" xlink:href="http://bibliaonline.com.br/acf/hb/10/14,17" text:style-name="Internet_20_link" text:visited-style-name="Visited_20_Internet_20_Link"><text:span text:style-name="T1">Hb 10:14 e 17</text:span></text:a><text:span text:style-name="T1">, também 1 João </text:span><text:a xlink:type="simple" xlink:href="http://bibliaonline.com.br/acf/1jo/1/7" text:style-name="Internet_20_link" text:visited-style-name="Visited_20_Internet_20_Link"><text:span text:style-name="T1">1:7</text:span></text:a><text:span text:style-name="T1">).</text:span></text:p>
        <text:p text:style-name="P1"/>
        <text:p text:style-name="P1"><text:a xlink:type="simple" xlink:href="http://bibliaonline.com.br/acf/1cr/11/17-19" text:style-name="Internet_20_link" text:visited-style-name="Visited_20_Internet_20_Link"><text:span text:style-name="T1">1 Cr 11:17-19</text:span></text:a><text:span text:style-name="T1"> Repare que apesar de existirem homens poderosos, os "três mais poderosos" estavam fazendo a vontade de Davi. Todos aqueles homens foram recompensados conforme sua fidelidade a Davi. É bom lembrar que Davi é uma sombra de Cristo em um dia vindouro. O Senhor Jesus irá voltar em poder e vitória para estabelecer o Seu reino. Ao Seu redor estarão aqueles que foram fiéis a Ele durante o tempo da tribulação.</text:span></text:p>
        <text:p text:style-name="P1"/>
        <text:h text:style-name="P7" text:outline-level="2"><text:bookmark-start text:name="__RefHeading___Toc2325_1052241590"/>#731<text:bookmark-end text:name="__RefHeading___Toc2325_1052241590"/></text:h>
        <text:p text:style-name="P1"/>
        <text:p text:style-name="P2">O Senhor não veio para tornar este mundo um lugar melhor para se viver; Ele veio para salvar pecadores e tirá-los dele.</text:p>
        <text:p text:style-name="P1"><text:soft-page-break/></text:p>
        <text:h text:style-name="P6" text:outline-level="2"><text:bookmark-start text:name="__RefHeading___Toc2327_1052241590"/><text:a xlink:type="simple" xlink:href="http://bibliaonline.com.br/acf/1cr/12" text:style-name="Internet_20_link" text:visited-style-name="Visited_20_Internet_20_Link"><text:span text:style-name="T1">1 CRÔNICAS 12</text:span></text:a><text:bookmark-end text:name="__RefHeading___Toc2327_1052241590"/></text:h>
        <text:p text:style-name="P1"/>
        <text:p text:style-name="P1"><text:a xlink:type="simple" xlink:href="http://bibliaonline.com.br/acf/1cr/12/1-7" text:style-name="Internet_20_link" text:visited-style-name="Visited_20_Internet_20_Link"><text:span text:style-name="T1">1 Cr 12:1-7</text:span></text:a><text:span text:style-name="T1"> Um capítulo muito interessante e instrutivo. Muitos dos homens que eram fiéis a Davi tinham sido homens do rei Saul, que tivera tanto ciúme de Davi. (Você e eu antes seguíamos a Satanás, o inimigo de nosso Senhor. Agora nossos corações foram ganhos pelo amor de Cristo, e seguimos a Ele.)</text:span></text:p>
        <text:p text:style-name="P1"/>
        <text:p text:style-name="P1"><text:a xlink:type="simple" xlink:href="http://bibliaonline.com.br/acf/1cr/12/2" text:style-name="Internet_20_link" text:visited-style-name="Visited_20_Internet_20_Link"><text:span text:style-name="T1">1 Cr 12:2</text:span></text:a><text:span text:style-name="T1"> O arco e a flecha eram as mesmas coisas que haviam matado o rei Saul - 1 Samuel </text:span><text:a xlink:type="simple" xlink:href="http://bibliaonline.com.br/acf/1sm/31/3" text:style-name="Internet_20_link" text:visited-style-name="Visited_20_Internet_20_Link"><text:span text:style-name="T1">31:3</text:span></text:a><text:span text:style-name="T1">. Agora estes homens são fortes nestas mesmas coisas, pois estão com Davi - </text:span><text:a xlink:type="simple" xlink:href="http://bibliaonline.com.br/acf/1cr/12/18" text:style-name="Internet_20_link" text:visited-style-name="Visited_20_Internet_20_Link"><text:span text:style-name="T1">vers. 18</text:span></text:a><text:span text:style-name="T1">.</text:span></text:p>
        <text:p text:style-name="P1"/>
        <text:p text:style-name="P1"><text:a xlink:type="simple" xlink:href="http://bibliaonline.com.br/acf/1cr/12/8-15" text:style-name="Internet_20_link" text:visited-style-name="Visited_20_Internet_20_Link"><text:span text:style-name="T1">1 Cr 12:8-15</text:span></text:a><text:span text:style-name="T1"> Os filhos de Gade eram famosos no uso de diferentes armas, escudo e broquel. Um belíssimo versículo nos fala que o Senhor é nosso escudo e broquel - Salmo </text:span><text:a xlink:type="simple" xlink:href="http://bibliaonline.com.br/acf/sl/91/4" text:style-name="Internet_20_link" text:visited-style-name="Visited_20_Internet_20_Link"><text:span text:style-name="T1">91:4</text:span></text:a><text:span text:style-name="T1">. O escudo era defensivo, o broquel era um escudo redondo, mas tinha seu centro em forma de ponta. Era para o ataque. Armas para defesa e para ataque. (Os crentes estão armados de uma maneira diferente. </text:span><text:a xlink:type="simple" xlink:href="http://bibliaonline.com.br/acf/ef/6/11-17" text:style-name="Internet_20_link" text:visited-style-name="Visited_20_Internet_20_Link"><text:span text:style-name="T1">Ef 6:11-17</text:span></text:a><text:span text:style-name="T1">).</text:span></text:p>
        <text:p text:style-name="P1"/>
        <text:p text:style-name="P1"><text:a xlink:type="simple" xlink:href="http://bibliaonline.com.br/acf/1cr/12/19-22" text:style-name="Internet_20_link" text:visited-style-name="Visited_20_Internet_20_Link"><text:span text:style-name="T1">1 Cr 12:19-22</text:span></text:a><text:span text:style-name="T1"> Mais pessoas juntam-se a Davi.</text:span></text:p>
        <text:p text:style-name="P1"/>
        <text:p text:style-name="P1"><text:a xlink:type="simple" xlink:href="http://bibliaonline.com.br/acf/1cr/12/23-40" text:style-name="Internet_20_link" text:visited-style-name="Visited_20_Internet_20_Link"><text:span text:style-name="T1">1 Cr 12:23-40</text:span></text:a><text:span text:style-name="T1"> Um resumo dos homens fiéis a Davi. Leia estes versículos cuidadosamente. Há muito para se aprender neles.</text:span></text:p>
        <text:p text:style-name="P1"/>
        <text:p text:style-name="P1"><text:a xlink:type="simple" xlink:href="http://bibliaonline.com.br/acf/1cr/12/38" text:style-name="Internet_20_link" text:visited-style-name="Visited_20_Internet_20_Link"><text:span text:style-name="T1">1 Cr 12:38</text:span></text:a><text:span text:style-name="T1"> Repare no que estes homens eram capazes de fazer. (É bom quando os crentes se colocam em formação). Eles tinham UM SÓ coração.</text:span></text:p>
        <text:p text:style-name="P1"/>
        <text:p text:style-name="P1"><text:a xlink:type="simple" xlink:href="http://bibliaonline.com.br/acf/1cr/12/40" text:style-name="Internet_20_link" text:visited-style-name="Visited_20_Internet_20_Link"><text:span text:style-name="T1">1 Cr 12:40</text:span></text:a><text:span text:style-name="T1"> O resultado foi "gozo em Israel". (Quando há fidelidade a Cristo entre os crentes, passamos a andar em formação (andar em harmonia) e certamente haverá gozo nEle).</text:span></text:p>
        <text:p text:style-name="P1"/>
        <text:h text:style-name="P7" text:outline-level="2"><text:bookmark-start text:name="__RefHeading___Toc2329_1052241590"/>#732<text:bookmark-end text:name="__RefHeading___Toc2329_1052241590"/></text:h>
        <text:p text:style-name="P1"/>
        <text:p text:style-name="P2">Sempre que o homem manipula a Palavra de Deus e tenta adaptá-la ao seu gosto, algo é <text:soft-page-break/>perdido.</text:p>
        <text:p text:style-name="P1"/>
        <text:h text:style-name="P6" text:outline-level="2"><text:bookmark-start text:name="__RefHeading___Toc2331_1052241590"/><text:a xlink:type="simple" xlink:href="http://bibliaonline.com.br/acf/1cr/13" text:style-name="Internet_20_link" text:visited-style-name="Visited_20_Internet_20_Link"><text:span text:style-name="T1">1 CRÔNICAS 13</text:span></text:a><text:bookmark-end text:name="__RefHeading___Toc2331_1052241590"/></text:h>
        <text:p text:style-name="P1"/>
        <text:p text:style-name="P1"><text:a xlink:type="simple" xlink:href="http://bibliaonline.com.br/acf/1cr/13/1-8" text:style-name="Internet_20_link" text:visited-style-name="Visited_20_Internet_20_Link"><text:span text:style-name="T1">1 Cr 13:1-8</text:span></text:a><text:span text:style-name="T1"> Davi pensa imediatamente em trazer a arca (a mais elevada figura da presença do Senhor que temos no Antigo Testamento) a Jerusalém. Ele consulta os capitães e líderes. Mas não fala nada de ter consultado o Senhor. Ele estava cheio de entusiasmo natural, mas era preciso mais do que isto... obediência à Palavra de DEUS. (Às vezes os crentes ficam muito ansiosos de estarem ativos para o Senhor. Mas a menos que estejamos agindo em conformidade com a Palavra de Deus, iremos cometer erros).</text:span></text:p>
        <text:p text:style-name="P1"/>
        <text:p text:style-name="P1"><text:a xlink:type="simple" xlink:href="http://bibliaonline.com.br/acf/1cr/13/9-14" text:style-name="Internet_20_link" text:visited-style-name="Visited_20_Internet_20_Link"><text:span text:style-name="T1">1 Cr 13:9-14</text:span></text:a><text:span text:style-name="T1"> É provável que ele tenha se lembrado do que os Filisteus haviam feito quando levaram a arca. Para eles não havia problema em colocar a arca numa carroça. Para eles fazer aquilo era fé. Mas era algo totalmente errado para Davi fazer o mesmo. (Às vezes imitamos os incrédulos, e achamos que está perfeitamente correto para nós. Mas será que está de acordo com a Palavra de Deus?)</text:span></text:p>
        <text:p text:style-name="P1"/>
        <text:p text:style-name="P1"><text:a xlink:type="simple" xlink:href="http://bibliaonline.com.br/acf/1cr/13/14" text:style-name="Internet_20_link" text:visited-style-name="Visited_20_Internet_20_Link"><text:span text:style-name="T1">1 Cr 13:14</text:span></text:a><text:span text:style-name="T1"> Mas um lar foi abençoado por Deus.</text:span></text:p>
        <text:p text:style-name="P1"/>
        <text:h text:style-name="P7" text:outline-level="2"><text:bookmark-start text:name="__RefHeading___Toc2333_1052241590"/>#733<text:bookmark-end text:name="__RefHeading___Toc2333_1052241590"/></text:h>
        <text:p text:style-name="P1"/>
        <text:p text:style-name="P2">Não posso esperar guiar meus filhos a um padrão mais elevado do que aquele que eu atingir.</text:p>
        <text:p text:style-name="P1"/>
        <text:h text:style-name="P6" text:outline-level="2"><text:bookmark-start text:name="__RefHeading___Toc2335_1052241590"/><text:a xlink:type="simple" xlink:href="http://bibliaonline.com.br/acf/1cr/14" text:style-name="Internet_20_link" text:visited-style-name="Visited_20_Internet_20_Link"><text:span text:style-name="T1">1 CRÔNICAS 14</text:span></text:a><text:bookmark-end text:name="__RefHeading___Toc2335_1052241590"/></text:h>
        <text:p text:style-name="P1"/>
        <text:p text:style-name="P1"><text:a xlink:type="simple" xlink:href="http://bibliaonline.com.br/acf/1cr/14/8-17" text:style-name="Internet_20_link" text:visited-style-name="Visited_20_Internet_20_Link"><text:span text:style-name="T1">1 Cr 14:8-17</text:span></text:a><text:span text:style-name="T1"> Os Filisteus não sabiam que o rei escolhido por Deus (Davi) estava agora no trono de Israel e que Deus iria fortalecê-lo contra eles. (Não é estranho que os crentes costumem orar muito por direção nas coisas do dia-a-dia, mas quando se trata da adoração a Deus, muitos dizem que podem decidir por si mesmos? Quando dizemos ao Senhor, "onde queres?" (</text:span><text:a xlink:type="simple" xlink:href="http://bibliaonline.com.br/acf/lc/22/9" text:style-name="Internet_20_link" text:visited-style-name="Visited_20_Internet_20_Link"><text:span text:style-name="T1">Lc 22:9</text:span></text:a><text:span text:style-name="T1">) então recebemos Suas instruções. Você compreende a importância disto?</text:span></text:p>
        <text:p text:style-name="P1"><text:soft-page-break/></text:p>
        <text:p text:style-name="P1"><text:a xlink:type="simple" xlink:href="http://bibliaonline.com.br/acf/1co/14/10-14" text:style-name="Internet_20_link" text:visited-style-name="Visited_20_Internet_20_Link"><text:span text:style-name="T1">1 Cr 14:10 e 14</text:span></text:a><text:span text:style-name="T1"> Davi faz o que todo crente deveria fazer diariamente... perguntar ao Senhor antes de agir.</text:span></text:p>
        <text:p text:style-name="P1"/>
        <text:p text:style-name="P1"><text:a xlink:type="simple" xlink:href="http://bibliaonline.com.br/acf/1cr/14/16-17" text:style-name="Internet_20_link" text:visited-style-name="Visited_20_Internet_20_Link"><text:span text:style-name="T1">1 Cr 14:16-17</text:span></text:a><text:span text:style-name="T1"> Repare no que o Senhor fez.</text:span></text:p>
        <text:p text:style-name="P1"/>
        <text:h text:style-name="P7" text:outline-level="2"><text:bookmark-start text:name="__RefHeading___Toc2337_1052241590"/>#734<text:bookmark-end text:name="__RefHeading___Toc2337_1052241590"/></text:h>
        <text:p text:style-name="P1"/>
        <text:p text:style-name="P2">Se o Espírito estiver entristecido, não devemos nos surpreender se Ele não puder mostrar-Se forte a nosso favor.</text:p>
        <text:p text:style-name="P1"/>
        <text:h text:style-name="P6" text:outline-level="2"><text:bookmark-start text:name="__RefHeading___Toc2339_1052241590"/><text:a xlink:type="simple" xlink:href="http://bibliaonline.com.br/acf/1cr/15" text:style-name="Internet_20_link" text:visited-style-name="Visited_20_Internet_20_Link"><text:span text:style-name="T1">1 CRÔNICAS 15</text:span></text:a><text:bookmark-end text:name="__RefHeading___Toc2339_1052241590"/></text:h>
        <text:p text:style-name="P1"/>
        <text:p text:style-name="P1"><text:a xlink:type="simple" xlink:href="http://bibliaonline.com.br/acf/1cr/15/1-3" text:style-name="Internet_20_link" text:visited-style-name="Visited_20_Internet_20_Link"><text:span text:style-name="T1">1 Cr 15:1-3</text:span></text:a><text:span text:style-name="T1"> Davi não se esqueceu da Arca.</text:span></text:p>
        <text:p text:style-name="P1"/>
        <text:p text:style-name="P1"><text:a xlink:type="simple" xlink:href="http://bibliaonline.com.br/acf/1cr/15/4-15" text:style-name="Internet_20_link" text:visited-style-name="Visited_20_Internet_20_Link"><text:span text:style-name="T1">1 Cr 15:4-15</text:span></text:a><text:span text:style-name="T1"> Vimos no </text:span><text:a xlink:type="simple" xlink:href="http://bibliaonline.com.br/acf/1cr/13" text:style-name="Internet_20_link" text:visited-style-name="Visited_20_Internet_20_Link"><text:span text:style-name="T1">capítulo 13</text:span></text:a><text:span text:style-name="T1"> que Davi havia desobedecido as claras instruções de Deus sobre o carregamento da Arca, e vimos o resultado. Agora ele é bem cuidadoso em ter os homens certos para fazer o transporte... os Levitas (veja Números </text:span><text:a xlink:type="simple" xlink:href="http://bibliaonline.com.br/acf/nm/4/4-15" text:style-name="Internet_20_link" text:visited-style-name="Visited_20_Internet_20_Link"><text:span text:style-name="T1">4:4-15</text:span></text:a><text:span text:style-name="T1">).</text:span></text:p>
        <text:p text:style-name="P1"/>
        <text:p text:style-name="P1"><text:a xlink:type="simple" xlink:href="http://bibliaonline.com.br/acf/1cr/15/16-28" text:style-name="Internet_20_link" text:visited-style-name="Visited_20_Internet_20_Link"><text:span text:style-name="T1">1 Cr 15:16-28</text:span></text:a><text:span text:style-name="T1"> Davi vê cada detalhe. Tudo deve estar em conformidade com a Palavra de Deus. Se Davi não tivesse cometido seu erro da primeira vez, ele provavelmente não teria tido tanto interesse nos Levitas, e em tê-los escolhido como cantores. Não é maravilhoso que o Senhor traz, com frequência, bênção de nossos fracassos?</text:span></text:p>
        <text:p text:style-name="P1"/>
        <text:h text:style-name="P7" text:outline-level="2"><text:bookmark-start text:name="__RefHeading___Toc2341_1052241590"/>#735<text:bookmark-end text:name="__RefHeading___Toc2341_1052241590"/></text:h>
        <text:p text:style-name="P1"/>
        <text:p text:style-name="P2">A santidade deve sempre ser a prioridade número um.</text:p>
        <text:p text:style-name="P1"/>
        <text:h text:style-name="P6" text:outline-level="2"><text:bookmark-start text:name="__RefHeading___Toc2343_1052241590"/><text:a xlink:type="simple" xlink:href="http://bibliaonline.com.br/acf/1cr/16" text:style-name="Internet_20_link" text:visited-style-name="Visited_20_Internet_20_Link"><text:span text:style-name="T1">1 CRÔNICAS 16</text:span></text:a><text:bookmark-end text:name="__RefHeading___Toc2343_1052241590"/></text:h>
        <text:p text:style-name="P1"/>
        <text:p text:style-name="P1"><text:a xlink:type="simple" xlink:href="http://bibliaonline.com.br/acf/1cr/16/1-6" text:style-name="Internet_20_link" text:visited-style-name="Visited_20_Internet_20_Link"><text:span text:style-name="T1">1 Cr 16:1-6</text:span></text:a><text:span text:style-name="T1"> Davi continua a escolher homens para servirem ao Senhor. Cada um tinha um lugar particular para preencher. O mesmo acontece com eu e você (veja Marcos </text:span><text:a xlink:type="simple" xlink:href="http://bibliaonline.com.br/acf/mc/13/34" text:style-name="Internet_20_link" text:visited-style-name="Visited_20_Internet_20_Link"><text:span text:style-name="T1">13:34</text:span></text:a><text:span text:style-name="T1">).</text:span></text:p>
        <text:p text:style-name="P1"><text:soft-page-break/></text:p>
        <text:p text:style-name="P1"><text:a xlink:type="simple" xlink:href="http://bibliaonline.com.br/acf/1cr/16/7-36" text:style-name="Internet_20_link" text:visited-style-name="Visited_20_Internet_20_Link"><text:span text:style-name="T1">1 Cr 16:7-36</text:span></text:a><text:span text:style-name="T1"> Estas palavras também são encontradas em vários Salmos diferentes. Mas Deus tem um propósito ao colocá-las aqui e nesta ordem. Trata-se de um cântico de regozijo. Tudo aponta para o Senhor reinando como Rei (</text:span><text:a xlink:type="simple" xlink:href="http://bibliaonline.com.br/acf/1cr/16/31" text:style-name="Internet_20_link" text:visited-style-name="Visited_20_Internet_20_Link"><text:span text:style-name="T1">vers. 31</text:span></text:a><text:span text:style-name="T1">). Davi foi estabelecido como rei. As promessas feitas a Abraão muito tempo antes, serão todas cumpridas quando Cristo reinar como Rei. Não se trata aqui tanto de sua posição de Sacerdote, mas de Rei. Reparamos nos capítulos que lemos, que o rei faz todas as escolhas. O rei é a pessoa em proeminência. Assim deverá ser no milênio. Cristo, o Rei, irá dirigir todo o louvor a Deus.</text:span></text:p>
        <text:p text:style-name="P1"/>
        <text:p text:style-name="P1"><text:a xlink:type="simple" xlink:href="http://bibliaonline.com.br/acf/1cr/16/37-43" text:style-name="Internet_20_link" text:visited-style-name="Visited_20_Internet_20_Link"><text:span text:style-name="T1">1 Cr 16:37-43</text:span></text:a><text:span text:style-name="T1"> A arca está em Jerusalém, mas o altar e os sacerdotes continuam em Gibeom.</text:span></text:p>
        <text:p text:style-name="P1"/>
        <text:p text:style-name="P1"><text:a xlink:type="simple" xlink:href="http://bibliaonline.com.br/acf/1cr/16/39-40" text:style-name="Internet_20_link" text:visited-style-name="Visited_20_Internet_20_Link"><text:span text:style-name="T1">1 Cr 16:39-40</text:span></text:a><text:span text:style-name="T1"> Deus estava deixando de lado aquele lugar porque os sacerdotes haviam falhado.</text:span></text:p>
        <text:p text:style-name="P1"/>
        <text:h text:style-name="P7" text:outline-level="2"><text:bookmark-start text:name="__RefHeading___Toc2345_1052241590"/>#736<text:bookmark-end text:name="__RefHeading___Toc2345_1052241590"/></text:h>
        <text:p text:style-name="P1"/>
        <text:p text:style-name="P2">Sempre existe o perigo de relaxarmos em nossa atitude para com o mal.</text:p>
        <text:p text:style-name="P1"/>
        <text:h text:style-name="P6" text:outline-level="2"><text:bookmark-start text:name="__RefHeading___Toc2347_1052241590"/><text:a xlink:type="simple" xlink:href="http://bibliaonline.com.br/acf/1cr/17" text:style-name="Internet_20_link" text:visited-style-name="Visited_20_Internet_20_Link"><text:span text:style-name="T1">1 CRÔNICAS 17</text:span></text:a><text:bookmark-end text:name="__RefHeading___Toc2347_1052241590"/></text:h>
        <text:p text:style-name="P1"/>
        <text:p text:style-name="P2">Agora Davi quer construir uma casa - um templo para Deus morar. Era algo bom de se desejar. Mas não era a hora, Deus tinha um tempo mais propício.</text:p>
        <text:p text:style-name="P1"/>
        <text:p text:style-name="P1"><text:a xlink:type="simple" xlink:href="http://bibliaonline.com.br/acf/1cr/17/7-13" text:style-name="Internet_20_link" text:visited-style-name="Visited_20_Internet_20_Link"><text:span text:style-name="T1">1 Cr 17:7-13</text:span></text:a><text:span text:style-name="T1"> Ao invés disso, Deus diz a Davi que Ele irá edificar uma "casa" para Davi. Queria dizer uma família ou linhagem real. Repare nas onze coisas que Deus diz que iria fazer. (7) Te tirei etc... (8) Estive contigo... (9) Ordenarei um lugar... o plantarei. (10) Abaterei todos os teus inimigos... te edificarei uma casa, (11) Suscitarei a tua descendência... estabelecerei, (12) Confirmarei. (13) Lhe serei por pai. (14) O confirmarei. Estas são certamente misericórdias feitas a Davi - Atos </text:span><text:a xlink:type="simple" xlink:href="http://bibliaonline.com.br/acf/atos/13/34" text:style-name="Internet_20_link" text:visited-style-name="Visited_20_Internet_20_Link"><text:span text:style-name="T1">13:34</text:span></text:a><text:span text:style-name="T1">. Elas eram certas porque não dependiam de Davi, mas apenas de Deus. Do Salmo </text:span><text:a xlink:type="simple" xlink:href="http://bibliaonline.com.br/acf/sl/89/28-37" text:style-name="Internet_20_link" text:visited-style-name="Visited_20_Internet_20_Link"><text:span text:style-name="T1">89:28-37</text:span></text:a><text:span text:style-name="T1"> aprendemos que Davi compreendeu que todas essas coisas se cumpririam em Cristo.</text:span></text:p>
        <text:p text:style-name="P1"><text:soft-page-break/></text:p>
        <text:p text:style-name="P1"><text:a xlink:type="simple" xlink:href="http://bibliaonline.com.br/acf/1cr/17/16-27" text:style-name="Internet_20_link" text:visited-style-name="Visited_20_Internet_20_Link"><text:span text:style-name="T1">1 Cr 17:16-27</text:span></text:a><text:span text:style-name="T1"> As palavras de Davi em sua oração ao Senhor. Todas as palavras do Senhor produzem humildade diante de Deus, além de gratidão e louvor a Ele. Será que nossos corações transbordam de louvor? Sabemos que os descendentes de Davi falharam bastante. Deus não fala nada de suas responsabilidades... só fala de tudo o que Ele iria fazer.</text:span></text:p>
        <text:p text:style-name="P1"/>
        <text:h text:style-name="P7" text:outline-level="2"><text:bookmark-start text:name="__RefHeading___Toc2349_1052241590"/>#737<text:bookmark-end text:name="__RefHeading___Toc2349_1052241590"/></text:h>
        <text:p text:style-name="P1"/>
        <text:p text:style-name="P2">Hipocrisia é falsa santidade.</text:p>
        <text:p text:style-name="P1"/>
        <text:h text:style-name="P6" text:outline-level="2"><text:bookmark-start text:name="__RefHeading___Toc2351_1052241590"/><text:a xlink:type="simple" xlink:href="http://bibliaonline.com.br/acf/1cr/18" text:style-name="Internet_20_link" text:visited-style-name="Visited_20_Internet_20_Link"><text:span text:style-name="T1">1 CRÔNICAS 18</text:span></text:a><text:bookmark-end text:name="__RefHeading___Toc2351_1052241590"/></text:h>
        <text:p text:style-name="P1"/>
        <text:p text:style-name="P1"><text:a xlink:type="simple" xlink:href="http://bibliaonline.com.br/acf/1cr/18/1" text:style-name="Internet_20_link" text:visited-style-name="Visited_20_Internet_20_Link"><text:span text:style-name="T1">1 Cr 18:1</text:span></text:a><text:span text:style-name="T1"> "E depois disto..." Depois do que? Depois de ele ter orado ao Senhor! Repare no primeiro inimigo que é mencionado... aquele que havia matado Saul.</text:span></text:p>
        <text:p text:style-name="P1"/>
        <text:p text:style-name="P1"><text:a xlink:type="simple" xlink:href="http://bibliaonline.com.br/acf/1cr/18/2" text:style-name="Internet_20_link" text:visited-style-name="Visited_20_Internet_20_Link"><text:span text:style-name="T1">1 Cr 18:2</text:span></text:a><text:span text:style-name="T1"> E outro inimigo.</text:span></text:p>
        <text:p text:style-name="P1"/>
        <text:p text:style-name="P1"><text:a xlink:type="simple" xlink:href="http://bibliaonline.com.br/acf/1cr/18/3" text:style-name="Internet_20_link" text:visited-style-name="Visited_20_Internet_20_Link"><text:span text:style-name="T1">1 Cr 18:3</text:span></text:a><text:span text:style-name="T1"> Repare que "Davi derrotou... quando ele ia estabelecer..."</text:span></text:p>
        <text:p text:style-name="P1"/>
        <text:p text:style-name="P1"><text:a xlink:type="simple" xlink:href="http://bibliaonline.com.br/acf/1cr/18/4" text:style-name="Internet_20_link" text:visited-style-name="Visited_20_Internet_20_Link"><text:span text:style-name="T1">1 Cr 18:4</text:span></text:a><text:span text:style-name="T1"> "Davi lhe tomou..." Davi jarretou (aleijou) os cavalos dos inimigos.</text:span></text:p>
        <text:p text:style-name="P1"/>
        <text:p text:style-name="P1"><text:a xlink:type="simple" xlink:href="http://bibliaonline.com.br/acf/1cr/18/5" text:style-name="Internet_20_link" text:visited-style-name="Visited_20_Internet_20_Link"><text:span text:style-name="T1">1 Cr 18:5</text:span></text:a><text:span text:style-name="T1"> Davi destruiu outro inimigo - os Sírios. </text:span></text:p>
        <text:p text:style-name="P1"/>
        <text:p text:style-name="P1"><text:a xlink:type="simple" xlink:href="http://bibliaonline.com.br/acf/1cr/18/6" text:style-name="Internet_20_link" text:visited-style-name="Visited_20_Internet_20_Link"><text:span text:style-name="T1">1 Cr 18:6</text:span></text:a><text:span text:style-name="T1"> Davi levanta defesas. Repare nas últimas palavras!</text:span></text:p>
        <text:p text:style-name="P1"/>
        <text:p text:style-name="P1"><text:a xlink:type="simple" xlink:href="http://bibliaonline.com.br/acf/1cr/18/7-8" text:style-name="Internet_20_link" text:visited-style-name="Visited_20_Internet_20_Link"><text:span text:style-name="T1">1 Cr 18:7-8</text:span></text:a><text:span text:style-name="T1"> Davi traz uma porção de coisas valiosas de outros inimigos.</text:span></text:p>
        <text:p text:style-name="P1"/>
        <text:p text:style-name="P1"><text:a xlink:type="simple" xlink:href="http://bibliaonline.com.br/acf/1cr/18/9-10" text:style-name="Internet_20_link" text:visited-style-name="Visited_20_Internet_20_Link"><text:span text:style-name="T1">1 Cr 18:9-10</text:span></text:a><text:span text:style-name="T1"> Outros trazem toda sorte de riquezas a Davi.</text:span></text:p>
        <text:p text:style-name="P1"/>
        <text:p text:style-name="P1"><text:a xlink:type="simple" xlink:href="http://bibliaonline.com.br/acf/1cr/18/11" text:style-name="Internet_20_link" text:visited-style-name="Visited_20_Internet_20_Link"><text:span text:style-name="T1">1 Cr 18:11</text:span></text:a><text:span text:style-name="T1"> A Quem Davi entrega todo o despojo?</text:span></text:p>
        <text:p text:style-name="P1"/>
        <text:p text:style-name="P1"><text:a xlink:type="simple" xlink:href="http://bibliaonline.com.br/acf/1cr/18/13" text:style-name="Internet_20_link" text:visited-style-name="Visited_20_Internet_20_Link"><text:span text:style-name="T1">1 Cr 18:13</text:span></text:a><text:span text:style-name="T1"> Quem guardava Davi? Quem guarda você?</text:span></text:p>
        <text:p text:style-name="P1"><text:soft-page-break/></text:p>
        <text:p text:style-name="P1"><text:a xlink:type="simple" xlink:href="http://bibliaonline.com.br/acf/1cr/18/14" text:style-name="Internet_20_link" text:visited-style-name="Visited_20_Internet_20_Link"><text:span text:style-name="T1">1 Cr 18:14</text:span></text:a><text:span text:style-name="T1"> A quantos de seu povo Davi fez justiça?</text:span></text:p>
        <text:p text:style-name="P1"/>
        <text:p text:style-name="P1"><text:a xlink:type="simple" xlink:href="http://bibliaonline.com.br/acf/1cr/18/15" text:style-name="Internet_20_link" text:visited-style-name="Visited_20_Internet_20_Link"><text:span text:style-name="T1">1 Cr 18:15</text:span></text:a><text:span text:style-name="T1"> Será que Davi se esqueceu dos sacerdotes?</text:span></text:p>
        <text:p text:style-name="P1"/>
        <text:p text:style-name="P1"><text:a xlink:type="simple" xlink:href="http://bibliaonline.com.br/acf/1cr/18/17" text:style-name="Internet_20_link" text:visited-style-name="Visited_20_Internet_20_Link"><text:span text:style-name="T1">1 Cr 18:17</text:span></text:a><text:span text:style-name="T1"> Será que os filhos de Davi o seguiram?</text:span></text:p>
        <text:p text:style-name="P1"/>
        <text:h text:style-name="P7" text:outline-level="2"><text:bookmark-start text:name="__RefHeading___Toc2353_1052241590"/>#738<text:bookmark-end text:name="__RefHeading___Toc2353_1052241590"/></text:h>
        <text:p text:style-name="P1"/>
        <text:h text:style-name="P6" text:outline-level="2"><text:bookmark-start text:name="__RefHeading___Toc2355_1052241590"/><text:a xlink:type="simple" xlink:href="http://bibliaonline.com.br/acf/1cr/19" text:style-name="Internet_20_link" text:visited-style-name="Visited_20_Internet_20_Link"><text:span text:style-name="T1">1 CRÔNICAS 19</text:span></text:a><text:bookmark-end text:name="__RefHeading___Toc2355_1052241590"/></text:h>
        <text:p text:style-name="P1"/>
        <text:p text:style-name="P1"><text:a xlink:type="simple" xlink:href="http://bibliaonline.com.br/acf/1cr/19/1-5" text:style-name="Internet_20_link" text:visited-style-name="Visited_20_Internet_20_Link"><text:span text:style-name="T1">1 Cr 19:1-5</text:span></text:a><text:span text:style-name="T1"> Lemos de como o poder de Davi se espalhou por todos os lugares. Estamos lendo de alguns que suspeitavam das intenções de Davi, e de quão vergonhosamente trataram seus mensageiros. Esta história está em total contraste com o pobre aleijado Mefibosete - </text:span><text:a xlink:type="simple" xlink:href="http://bibliaonline.com.br/acf/2sm/9" text:style-name="Internet_20_link" text:visited-style-name="Visited_20_Internet_20_Link"><text:span text:style-name="T1">2 Samuel 9</text:span></text:a><text:span text:style-name="T1">.</text:span></text:p>
        <text:p text:style-name="P1"/>
        <text:p text:style-name="P1"><text:a xlink:type="simple" xlink:href="http://bibliaonline.com.br/acf/1cr/19/6-19" text:style-name="Internet_20_link" text:visited-style-name="Visited_20_Internet_20_Link"><text:span text:style-name="T1">1 Cr 19:6-19</text:span></text:a><text:span text:style-name="T1"> Este tratamento levou aquelas pessoas à derrota. Ajuda-nos a entender melhor quando nos lembramos de que tudo isso é uma sombra do tempo em que o Senhor Jesus voltará em poder e grande glória no final da tribulação. Quando as nações se manifestarão de diferentes formas em relação a Ele. Ele as destruirá uma a uma. No Salmo </text:span><text:a xlink:type="simple" xlink:href="http://bibliaonline.com.br/acf/sl/18/36-45" text:style-name="Internet_20_link" text:visited-style-name="Visited_20_Internet_20_Link"><text:span text:style-name="T1">18:36-45</text:span></text:a><text:span text:style-name="T1"> são apresentados os mesmos fatos.</text:span></text:p>
        <text:p text:style-name="P1"/>
        <text:h text:style-name="P7" text:outline-level="2"><text:bookmark-start text:name="__RefHeading___Toc2357_1052241590"/>#739<text:bookmark-end text:name="__RefHeading___Toc2357_1052241590"/></text:h>
        <text:p text:style-name="P1"/>
        <text:p text:style-name="P2">Orar sobre algo e não ficarmos à disposição de Deus é hipocrisia.</text:p>
        <text:p text:style-name="P1"/>
        <text:h text:style-name="P6" text:outline-level="2"><text:bookmark-start text:name="__RefHeading___Toc2359_1052241590"/><text:a xlink:type="simple" xlink:href="http://bibliaonline.com.br/acf/1cr/20" text:style-name="Internet_20_link" text:visited-style-name="Visited_20_Internet_20_Link"><text:span text:style-name="T1">1 CRÔNICAS 20</text:span></text:a><text:bookmark-end text:name="__RefHeading___Toc2359_1052241590"/></text:h>
        <text:p text:style-name="P1"/>
        <text:p text:style-name="P1"><text:span text:style-name="T1">O Senhor está aqui contando a história, como uma ilustração do tempo em que Cristo virá como o Rei Perfeito. Ele vem em glória e poder - veja Apocalipse </text:span><text:a xlink:type="simple" xlink:href="http://bibliaonline.com.br/acf/ap/19/11-16" text:style-name="Internet_20_link" text:visited-style-name="Visited_20_Internet_20_Link"><text:span text:style-name="T1">19:11-16</text:span></text:a><text:span text:style-name="T1">. Ele irá destruir completamente Seus inimigos (como Davi faz neste capítulo).</text:span></text:p>
        <text:p text:style-name="P1"/>
        <text:p text:style-name="P1"><text:soft-page-break/><text:a xlink:type="simple" xlink:href="http://bibliaonline.com.br/acf/1cr/20/2" text:style-name="Internet_20_link" text:visited-style-name="Visited_20_Internet_20_Link"><text:span text:style-name="T1">1 Cr 20:2</text:span></text:a><text:span text:style-name="T1"> Repare a coroa de Davi. Leia Apocalipse </text:span><text:a xlink:type="simple" xlink:href="http://bibliaonline.com.br/acf/ap/19/12" text:style-name="Internet_20_link" text:visited-style-name="Visited_20_Internet_20_Link"><text:span text:style-name="T1">19:12</text:span></text:a><text:span text:style-name="T1">.</text:span></text:p>
        <text:p text:style-name="P1"/>
        <text:p text:style-name="P1"><text:a xlink:type="simple" xlink:href="http://bibliaonline.com.br/acf/1cr/20/3" text:style-name="Internet_20_link" text:visited-style-name="Visited_20_Internet_20_Link"><text:span text:style-name="T1">1 Cr 20:3</text:span></text:a><text:span text:style-name="T1"> Pode ser uma figura do mais severo juízo que cairá sobre o mundo Gentio quando o Senhor Jesus voltar para ser Rei (Leia aqueles versículos em Apocalipse </text:span><text:a xlink:type="simple" xlink:href="http://bibliaonline.com.br/acf/ap/19/11-16" text:style-name="Internet_20_link" text:visited-style-name="Visited_20_Internet_20_Link"><text:span text:style-name="T1">19:11-16</text:span></text:a><text:span text:style-name="T1">).</text:span></text:p>
        <text:p text:style-name="P1"/>
        <text:h text:style-name="P7" text:outline-level="2"><text:bookmark-start text:name="__RefHeading___Toc2361_1052241590"/>#740<text:bookmark-end text:name="__RefHeading___Toc2361_1052241590"/></text:h>
        <text:p text:style-name="P1"/>
        <text:p text:style-name="P2">Não gastamos nossa vida na busca da felicidade, mas na busca de significado, que só é encontrado na vontade de Deus.</text:p>
        <text:p text:style-name="P1"/>
        <text:h text:style-name="P6" text:outline-level="2"><text:bookmark-start text:name="__RefHeading___Toc2363_1052241590"/><text:a xlink:type="simple" xlink:href="http://bibliaonline.com.br/acf/1cr/21" text:style-name="Internet_20_link" text:visited-style-name="Visited_20_Internet_20_Link"><text:span text:style-name="T1">1 CRÔNICAS 21</text:span></text:a><text:bookmark-end text:name="__RefHeading___Toc2363_1052241590"/></text:h>
        <text:p text:style-name="P1"/>
        <text:p text:style-name="P1"><text:a xlink:type="simple" xlink:href="http://bibliaonline.com.br/acf/1cr/21/1-8" text:style-name="Internet_20_link" text:visited-style-name="Visited_20_Internet_20_Link"><text:span text:style-name="T1">1 Cr 21:1-8</text:span></text:a><text:span text:style-name="T1"> Mas Davi é exposto às tentações de Satanás através de sua prosperidade. Ele quer saber o quão poderoso é, por isso ordena que todo o povo seja contado. Mas ao fazer isso, se esquece do poder de Deus. Precisamos reconhecer nossa fraqueza e nos apoiarmos somente na Sua força - 2 Coríntios </text:span><text:a xlink:type="simple" xlink:href="http://bibliaonline.com.br/acf/2co/12/9-10" text:style-name="Internet_20_link" text:visited-style-name="Visited_20_Internet_20_Link"><text:span text:style-name="T1">12:9-10</text:span></text:a><text:span text:style-name="T1">.</text:span></text:p>
        <text:p text:style-name="P1"/>
        <text:p text:style-name="P1"><text:a xlink:type="simple" xlink:href="http://bibliaonline.com.br/acf/1cr/21/9-17" text:style-name="Internet_20_link" text:visited-style-name="Visited_20_Internet_20_Link"><text:span text:style-name="T1">1 Cr 21:9-17</text:span></text:a><text:span text:style-name="T1"> O Senhor ama Davi demais para deixar de reparar nisso. Mas, como sempre, do castigo vem a bênção. Para nós, o mesmo sempre acontece. Davi realmente conhecia o Senhor muito bem, apesar de por um momento haver se esquecido disso. Mas quando ele cai em si, prefere cair nas mãos do Senhor, do que esperar por qualquer misericórdia de seus inimigos (</text:span><text:a xlink:type="simple" xlink:href="http://bibliaonline.com.br/acf/1cr/21/13" text:style-name="Internet_20_link" text:visited-style-name="Visited_20_Internet_20_Link"><text:span text:style-name="T1">vers. 13</text:span></text:a><text:span text:style-name="T1">). Uma grande lição para nós aprendermos também.</text:span></text:p>
        <text:p text:style-name="P1"/>
        <text:p text:style-name="P1"><text:a xlink:type="simple" xlink:href="http://bibliaonline.com.br/acf/1cr/21/18-30" text:style-name="Internet_20_link" text:visited-style-name="Visited_20_Internet_20_Link"><text:span text:style-name="T1">1 Cr 21:18-30</text:span></text:a><text:span text:style-name="T1"> Deus dirige nosso coração para as coisas mais brilhantes. Deus usa Davi para ser aquele que deve escolher o local do altar. Este deverá ser o lugar do glorioso templo de Salomão! 2 Crônicas </text:span><text:a xlink:type="simple" xlink:href="http://bibliaonline.com.br/acf/2cr/3/1" text:style-name="Internet_20_link" text:visited-style-name="Visited_20_Internet_20_Link"><text:span text:style-name="T1">3:1</text:span></text:a><text:span text:style-name="T1">. Isto iniciaria uma nova era para Israel em seu relacionamento com Deus. Mas repare que o fundamento de tudo isso era a oferta de sacrifícios (</text:span><text:a xlink:type="simple" xlink:href="http://bibliaonline.com.br/acf/1cr/21/26" text:style-name="Internet_20_link" text:visited-style-name="Visited_20_Internet_20_Link"><text:span text:style-name="T1">vers. 26</text:span></text:a><text:span text:style-name="T1">).</text:span></text:p>
        <text:p text:style-name="P1"/>
        <text:p text:style-name="P1"><text:a xlink:type="simple" xlink:href="http://bibliaonline.com.br/acf/1cr/21/27" text:style-name="Internet_20_link" text:visited-style-name="Visited_20_Internet_20_Link"><text:span text:style-name="T1">1 Cr 21:27</text:span></text:a><text:span text:style-name="T1"> A praga parou imediatamente. (É óbvio que você irá entender que isto está apontando para Cristo. O juízo por nossos pecados caiu sobre Cristo. Mas imediatamente </text:span><text:soft-page-break/><text:span text:style-name="T1">a obra estava feita, ficamos livres do castigo - </text:span><text:a xlink:type="simple" xlink:href="http://bibliaonline.com.br/acf/hb/10/14" text:style-name="Internet_20_link" text:visited-style-name="Visited_20_Internet_20_Link"><text:span text:style-name="T1">Hb 10:14</text:span></text:a><text:span text:style-name="T1">).</text:span></text:p>
        <text:p text:style-name="P1"/>
        <text:h text:style-name="P7" text:outline-level="2"><text:bookmark-start text:name="__RefHeading___Toc2365_1052241590"/>#741<text:bookmark-end text:name="__RefHeading___Toc2365_1052241590"/></text:h>
        <text:p text:style-name="P1"/>
        <text:p text:style-name="P2">Adoração é a resposta de nossos corações à revelação que Deus deu de Si mesmo, de Seus conselhos e intenções. Deus está buscando por esse tipo de resposta.</text:p>
        <text:p text:style-name="P1"/>
        <text:h text:style-name="P6" text:outline-level="2"><text:bookmark-start text:name="__RefHeading___Toc2367_1052241590"/><text:a xlink:type="simple" xlink:href="http://bibliaonline.com.br/acf/1cr/22" text:style-name="Internet_20_link" text:visited-style-name="Visited_20_Internet_20_Link"><text:span text:style-name="T1">1 CRÔNICAS 22</text:span></text:a><text:bookmark-end text:name="__RefHeading___Toc2367_1052241590"/></text:h>
        <text:p text:style-name="P1"/>
        <text:p text:style-name="P1"><text:span text:style-name="T1">O tabernáculo havia perdido seu lugar e poder. Toda uma nova idéia estava agora sendo estabelecida... o templo, e a graça ficando evidente. Este é o primeiro de cinco capítulos que nos falam da preparação para a construção desse templo glorioso. A Davi não foi permitido construir pois ele havia sido um homem de guerra. O filho de Davi, Salomão, um homem de paz - </text:span><text:a xlink:type="simple" xlink:href="http://bibliaonline.com.br/acf/1cr/22/9" text:style-name="Internet_20_link" text:visited-style-name="Visited_20_Internet_20_Link"><text:span text:style-name="T1">vers. 9</text:span></text:a><text:span text:style-name="T1"> - iria construi-lo.</text:span></text:p>
        <text:p text:style-name="P1"/>
        <text:p text:style-name="P2">Deus tinha Cristo em mente quando escreveu este livro. O templo é uma outra imagem de Cristo, em toda a Sua formosura, magnificência, solidez, indestrubilidade e poder. Cristo, no futuro - isto é, durante o milênio. Mas Davi prepara todo o material. Assim foi com Cristo, tudo já está pronto para o dia de Sua glória na Terra no milênio.</text:p>
        <text:p text:style-name="P1"/>
        <text:p text:style-name="P1"><text:a xlink:type="simple" xlink:href="http://bibliaonline.com.br/acf/1cr/22/1" text:style-name="Internet_20_link" text:visited-style-name="Visited_20_Internet_20_Link"><text:span text:style-name="T1">1 Cr 22:1</text:span></text:a><text:span text:style-name="T1"> Com os olhos da imaginação ele podia ver a casa!</text:span></text:p>
        <text:p text:style-name="P1"/>
        <text:p text:style-name="P1"><text:a xlink:type="simple" xlink:href="http://bibliaonline.com.br/acf/1cr/22/2-5" text:style-name="Internet_20_link" text:visited-style-name="Visited_20_Internet_20_Link"><text:span text:style-name="T1">1 Cr 22:2-5</text:span></text:a><text:span text:style-name="T1"> A amplitude dos detalhes dos grandes preparativos para esse magnífico edifício.</text:span></text:p>
        <text:p text:style-name="P1"/>
        <text:p text:style-name="P1"><text:a xlink:type="simple" xlink:href="http://bibliaonline.com.br/acf/1cr/22/6-16" text:style-name="Internet_20_link" text:visited-style-name="Visited_20_Internet_20_Link"><text:span text:style-name="T1">1 Cr 22:6-16</text:span></text:a><text:span text:style-name="T1"> Um doce diálogo entre pai e filho. Davi diz a Salomão que o auxílio do Senhor vinha em primeira lugar.</text:span></text:p>
        <text:p text:style-name="P1"/>
        <text:p text:style-name="P1"><text:a xlink:type="simple" xlink:href="http://bibliaonline.com.br/acf/1cr/22/17-19" text:style-name="Internet_20_link" text:visited-style-name="Visited_20_Internet_20_Link"><text:span text:style-name="T1">1 Cr 22:17-19</text:span></text:a><text:span text:style-name="T1"> Davi também dá ordens aos príncipes. Mais uma vez aqui, ele coloca o Senhor com proeminência diante deles.</text:span></text:p>
        <text:p text:style-name="P1"/>
        <text:h text:style-name="P7" text:outline-level="2"><text:bookmark-start text:name="__RefHeading___Toc2369_1052241590"/>#742<text:bookmark-end text:name="__RefHeading___Toc2369_1052241590"/></text:h>
        <text:p text:style-name="P1"/>
        <text:p text:style-name="P2"><text:soft-page-break/>Graça é uma expressão de amor - não o que merecemos.</text:p>
        <text:p text:style-name="P1"/>
        <text:h text:style-name="P6" text:outline-level="2"><text:bookmark-start text:name="__RefHeading___Toc2371_1052241590"/><text:a xlink:type="simple" xlink:href="http://bibliaonline.com.br/acf/1cr/23" text:style-name="Internet_20_link" text:visited-style-name="Visited_20_Internet_20_Link"><text:span text:style-name="T1">1 CRÔNICAS 23</text:span></text:a><text:bookmark-end text:name="__RefHeading___Toc2371_1052241590"/></text:h>
        <text:p text:style-name="P1"/>
        <text:p text:style-name="P1"><text:span text:style-name="T1">As instruções aos sacerdotes e Levitas. "Levita" vem de "Levi", um dos doze filhos de Jacó. Levi tinha três filhos, Gérson, Coate e Merari. Os sacerdotes vinham da família de Coate, mas as três famílias eram conhecidas como Levitas. Enquanto os filhos de Israel andavam pelo deserto por quarenta anos, os Levitas eram aqueles que carregavam o tabernáculo e sua mobília (</text:span><text:a xlink:type="simple" xlink:href="http://bibliaonline.com.br/acf/nm/4/" text:style-name="Internet_20_link" text:visited-style-name="Visited_20_Internet_20_Link"><text:span text:style-name="T1">Nm 4</text:span></text:a><text:span text:style-name="T1">).</text:span></text:p>
        <text:p text:style-name="P1"/>
        <text:p text:style-name="P2">Mas agora todos eles chegaram à terra prometida - e os Levitas não tem mais trabalho para executar, portanto Davi os escolhe para trabalharem em conexão com o templo. Outra evidência da mudança que ocorre sob o Rei Davi.</text:p>
        <text:p text:style-name="P1"/>
        <text:p text:style-name="P2">Lembre-se de que estes dois edifícios, o tabernáculo e o templo, são figuras para nós de nossa jornada no deserto através deste mundo (tabernáculo), e do Senhor reinando como Rei sobre o mundo durante os 1000 anos do milênio (templo). O tabernáculo era temporário e carregado de um lugar a outro, o templo era permanente. O tabernáculo estava no deserto, o templo estava na terra de Canaã (Palestina, Israel), a "terra prometida".</text:p>
        <text:p text:style-name="P1"/>
        <text:h text:style-name="P7" text:outline-level="2"><text:bookmark-start text:name="__RefHeading___Toc2373_1052241590"/>#743<text:bookmark-end text:name="__RefHeading___Toc2373_1052241590"/></text:h>
        <text:p text:style-name="P1"/>
        <text:p text:style-name="P2">A doutrina dos apóstolos cria a comunhão; a oração mantém a comunhão; e o partir do pão expressa a comunhão.</text:p>
        <text:p text:style-name="P1"/>
        <text:h text:style-name="P6" text:outline-level="2"><text:bookmark-start text:name="__RefHeading___Toc2375_1052241590"/><text:a xlink:type="simple" xlink:href="http://bibliaonline.com.br/acf/1cr/24" text:style-name="Internet_20_link" text:visited-style-name="Visited_20_Internet_20_Link"><text:span text:style-name="T1">1 CRÔNICAS 24</text:span></text:a><text:bookmark-end text:name="__RefHeading___Toc2375_1052241590"/></text:h>
        <text:p text:style-name="P1"/>
        <text:p text:style-name="P1"><text:span text:style-name="T1">Toda ordem vinha do Rei Davi. E Davi estava recebendo suas instruções do Senhor. Nunca havia dois caminhos a seguir, nunca havia uma alternativa. E assim é com os crentes hoje. Deus nunca nos dá uma escolha de algo em nossa vida. Ele dá um caminho - ou nós obedecemos, ou desobedecemos. Se obedecemos, somos felizes - João </text:span><text:a xlink:type="simple" xlink:href="http://bibliaonline.com.br/acf/jo/15/8-11" text:style-name="Internet_20_link" text:visited-style-name="Visited_20_Internet_20_Link"><text:span text:style-name="T1">15:8-11</text:span></text:a><text:span text:style-name="T1"> e aprendemos mais.</text:span></text:p>
        <text:p text:style-name="P1"><text:soft-page-break/></text:p>
        <text:p text:style-name="P1"><text:span text:style-name="T1">Vamos listar dez passagens que mostram que é esta a vontade de Deus. João </text:span><text:a xlink:type="simple" xlink:href="http://bibliaonline.com.br/acf/jo/7/17" text:style-name="Internet_20_link" text:visited-style-name="Visited_20_Internet_20_Link"><text:span text:style-name="T1">7:17</text:span></text:a><text:span text:style-name="T1">, Lucas </text:span><text:a xlink:type="simple" xlink:href="http://bibliaonline.com.br/acf/lc/8/18" text:style-name="Internet_20_link" text:visited-style-name="Visited_20_Internet_20_Link"><text:span text:style-name="T1">8:18</text:span></text:a><text:span text:style-name="T1">, 1 Coríntios </text:span><text:a xlink:type="simple" xlink:href="http://bibliaonline.com.br/acf/1co/1/10" text:style-name="Internet_20_link" text:visited-style-name="Visited_20_Internet_20_Link"><text:span text:style-name="T1">1:10</text:span></text:a><text:span text:style-name="T1">, Filipenses </text:span><text:a xlink:type="simple" xlink:href="http://bibliaonline.com.br/acf/fp/2/2" text:style-name="Internet_20_link" text:visited-style-name="Visited_20_Internet_20_Link"><text:span text:style-name="T1">2:2</text:span></text:a><text:span text:style-name="T1">, Atos </text:span><text:a xlink:type="simple" xlink:href="http://bibliaonline.com.br/acf/atos/20/29-32" text:style-name="Internet_20_link" text:visited-style-name="Visited_20_Internet_20_Link"><text:span text:style-name="T1">20:29-32</text:span></text:a><text:span text:style-name="T1">, Gálatas </text:span><text:a xlink:type="simple" xlink:href="http://bibliaonline.com.br/acf/gl/3/28" text:style-name="Internet_20_link" text:visited-style-name="Visited_20_Internet_20_Link"><text:span text:style-name="T1">3:28</text:span></text:a><text:span text:style-name="T1">, 2 Coríntios </text:span><text:a xlink:type="simple" xlink:href="http://bibliaonline.com.br/acf/2co/3/5" text:style-name="Internet_20_link" text:visited-style-name="Visited_20_Internet_20_Link"><text:span text:style-name="T1">3:5</text:span></text:a><text:span text:style-name="T1">, 2 Coríntios </text:span><text:a xlink:type="simple" xlink:href="http://bibliaonline.com.br/acf/2co/10/5" text:style-name="Internet_20_link" text:visited-style-name="Visited_20_Internet_20_Link"><text:span text:style-name="T1">10:5</text:span></text:a><text:span text:style-name="T1">, Provérbios </text:span><text:a xlink:type="simple" xlink:href="http://bibliaonline.com.br/acf/pv/28/5" text:style-name="Internet_20_link" text:visited-style-name="Visited_20_Internet_20_Link"><text:span text:style-name="T1">28:5</text:span></text:a><text:span text:style-name="T1">. </text:span></text:p>
        <text:p text:style-name="P1"/>
        <text:p text:style-name="P1"><text:span text:style-name="T1">Vamos relacionar tudo isso ao nosso capítulo. Davi, evidentemente, é uma figura de Cristo. De Cristo está escrito em Hebreus </text:span><text:a xlink:type="simple" xlink:href="http://bibliaonline.com.br/acf/hb/5/8" text:style-name="Internet_20_link" text:visited-style-name="Visited_20_Internet_20_Link"><text:span text:style-name="T1">5:8</text:span></text:a><text:span text:style-name="T1">, "Ainda que era Filho, aprendeu a obediência, por aquilo que padeceu."</text:span></text:p>
        <text:p text:style-name="P1"/>
        <text:p text:style-name="P1"><text:span text:style-name="T1">A vida de guerra de Davi é uma figura de como Cristo irá agir quando voltar em poder para reinar sobre a Terra. Davi era o legislador supremo - Cristo o será também. Davi recebeu esse direito. O mesmo com Cristo. Davi faz várias mudanças daquilo que havia sido dado por Moisés (</text:span><text:a xlink:type="simple" xlink:href="http://bibliaonline.com.br/acf/1cr/23/24" text:style-name="Internet_20_link" text:visited-style-name="Visited_20_Internet_20_Link"><text:span text:style-name="T1">23:24</text:span></text:a><text:span text:style-name="T1">). Ele alterou a idade pára o serviço dos sacerdotes, passando de 20 para 30 anos. Introduziu o louvor ao Senhor (</text:span><text:a xlink:type="simple" xlink:href="http://bibliaonline.com.br/acf/1cr/23/30" text:style-name="Internet_20_link" text:visited-style-name="Visited_20_Internet_20_Link"><text:span text:style-name="T1">23:30</text:span></text:a><text:span text:style-name="T1">).</text:span></text:p>
        <text:p text:style-name="P1"/>
        <text:p text:style-name="P1"><text:a xlink:type="simple" xlink:href="http://bibliaonline.com.br/acf/1cr/24/7-18" text:style-name="Internet_20_link" text:visited-style-name="Visited_20_Internet_20_Link"><text:span text:style-name="T1">1 Cr 24:7-18</text:span></text:a><text:span text:style-name="T1"> Vinte e quatro grupos (ou turnos) trabalhavam em turnos nesta nova ocupação. Lembre-se de que tudo isso é uma figura do reino vindouro de Cristo.</text:span></text:p>
        <text:p text:style-name="P1"/>
        <text:h text:style-name="P7" text:outline-level="2"><text:bookmark-start text:name="__RefHeading___Toc2377_1052241590"/>#744<text:bookmark-end text:name="__RefHeading___Toc2377_1052241590"/></text:h>
        <text:p text:style-name="P1"/>
        <text:p text:style-name="P2">A mesma medida em que eu conheço meu Senhor é aquela em que estou preparado para servi-Lo.</text:p>
        <text:p text:style-name="P1"/>
        <text:h text:style-name="P6" text:outline-level="2"><text:bookmark-start text:name="__RefHeading___Toc2379_1052241590"/><text:a xlink:type="simple" xlink:href="http://bibliaonline.com.br/acf/1cr/25" text:style-name="Internet_20_link" text:visited-style-name="Visited_20_Internet_20_Link"><text:span text:style-name="T1">1 CRÔNICAS 25</text:span></text:a><text:bookmark-end text:name="__RefHeading___Toc2379_1052241590"/></text:h>
        <text:p text:style-name="P1"/>
        <text:p text:style-name="P1"><text:a xlink:type="simple" xlink:href="http://bibliaonline.com.br/acf/1cr/25/1-6" text:style-name="Internet_20_link" text:visited-style-name="Visited_20_Internet_20_Link"><text:span text:style-name="T1">1 Cr 25:1-6</text:span></text:a><text:span text:style-name="T1"> Outra mudança - a introdução de grupos cantando com instrumentos musicais. Nunca antes isto tinha feito parte a adoração pública Judaica. Nos dias do tabernáculo, os sacrifícios eram a atividade principal, mas nos dias do templo (nos dias futuros de glória sobre a Terra) os cânticos de triunfo serão o tema principal. Todavia, os sacrifícios estarão ali, mas serão um memorial da morte de Cristo.</text:span></text:p>
        <text:p text:style-name="P1"/>
        <text:p text:style-name="P1"><text:a xlink:type="simple" xlink:href="http://bibliaonline.com.br/acf/1cr/25/7" text:style-name="Internet_20_link" text:visited-style-name="Visited_20_Internet_20_Link"><text:span text:style-name="T1">1 Cr 25:7</text:span></text:a><text:span text:style-name="T1"> "Doze" significa responsabilidade administrativa. Estes homens compartilhavam da responsabilidade juntamente com Davi. Durante o milênio, os anjos não terão este </text:span><text:soft-page-break/><text:span text:style-name="T1">lugar de responsabilidade sob o comando do Senhor, como têm hoje. Os crentes tomarão o lugar que os anjos tem hoje. (</text:span><text:a xlink:type="simple" xlink:href="http://bibliaonline.com.br/acf/hb/2/5" text:style-name="Internet_20_link" text:visited-style-name="Visited_20_Internet_20_Link"><text:span text:style-name="T1">Hb 2:5</text:span></text:a><text:span text:style-name="T1">). Os crentes, durante o atual tempo da graça, que têm sido fiéis a Deus, terão maiores galardões (recompensas) e responsabilidades então - Lucas </text:span><text:a xlink:type="simple" xlink:href="http://bibliaonline.com.br/acf/lc/19/15-19" text:style-name="Internet_20_link" text:visited-style-name="Visited_20_Internet_20_Link"><text:span text:style-name="T1">19:15-19</text:span></text:a><text:span text:style-name="T1">. 288 é divisível por 12 (12 vezes 24).</text:span></text:p>
        <text:p text:style-name="P1"/>
        <text:p text:style-name="P1"><text:a xlink:type="simple" xlink:href="http://bibliaonline.com.br/acf/1cr/25/8-31" text:style-name="Internet_20_link" text:visited-style-name="Visited_20_Internet_20_Link"><text:span text:style-name="T1">1 Cr 25:8-31</text:span></text:a><text:span text:style-name="T1"> Tudo é dividido por 24 (2 x 12) grupos, os mestres, bem como os sábios. Quando o Senhor reinar sobre a Terra, tudo será administrado com perfeição.</text:span></text:p>
        <text:p text:style-name="P1"/>
        <text:h text:style-name="P7" text:outline-level="2"><text:bookmark-start text:name="__RefHeading___Toc2381_1052241590"/>#745<text:bookmark-end text:name="__RefHeading___Toc2381_1052241590"/></text:h>
        <text:p text:style-name="P1"/>
        <text:p text:style-name="P1"><text:span text:style-name="T1">Que frase do Novo Testamento poderia ser mais simples e mais sublime do que esta, "Seremos semelhantes a Ele"? (</text:span><text:a xlink:type="simple" xlink:href="http://bibliaonline.com.br/acf/1jo/3/2" text:style-name="Internet_20_link" text:visited-style-name="Visited_20_Internet_20_Link"><text:span text:style-name="T1">1 Jo 3:2</text:span></text:a><text:span text:style-name="T1">)</text:span></text:p>
        <text:p text:style-name="P1"/>
        <text:h text:style-name="P6" text:outline-level="2"><text:bookmark-start text:name="__RefHeading___Toc2383_1052241590"/><text:a xlink:type="simple" xlink:href="http://bibliaonline.com.br/acf/1cr/26" text:style-name="Internet_20_link" text:visited-style-name="Visited_20_Internet_20_Link"><text:span text:style-name="T1">1 CRÔNICAS 26</text:span></text:a><text:bookmark-end text:name="__RefHeading___Toc2383_1052241590"/></text:h>
        <text:p text:style-name="P1"/>
        <text:p text:style-name="P1"><text:a xlink:type="simple" xlink:href="http://bibliaonline.com.br/acf/1cr/26/1-19" text:style-name="Internet_20_link" text:visited-style-name="Visited_20_Internet_20_Link"><text:span text:style-name="T1">1 Cr 26:1-19</text:span></text:a><text:span text:style-name="T1"> Os porteiros eram os vigias das portas da casa do Senhor - </text:span><text:a xlink:type="simple" xlink:href="http://bibliaonline.com.br/acf/1cr/26/12" text:style-name="Internet_20_link" text:visited-style-name="Visited_20_Internet_20_Link"><text:span text:style-name="T1">versículo 12</text:span></text:a><text:span text:style-name="T1">. As portas eram guardadas continuamente. Isto nos mostra que o Rei Davi considerava este trabalho tão importante quanto o trabalho dos cantores. Para obtermos nosso ensino espiritual disto, precisamos entender nossa própria necessidade de estarmos continuamente em guarda. Em Ef </text:span><text:a xlink:type="simple" xlink:href="http://bibliaonline.com.br/acf/ef/6/10-17" text:style-name="Internet_20_link" text:visited-style-name="Visited_20_Internet_20_Link"><text:span text:style-name="T1">6:10-17</text:span></text:a><text:span text:style-name="T1"> lemos do quão necessário é para o crente estar com toda a armadura de Deus. A única outra passagem das Escrituras onde toda a armadura é mencionada é em Lucas </text:span><text:a xlink:type="simple" xlink:href="http://bibliaonline.com.br/acf/lc/11/22" text:style-name="Internet_20_link" text:visited-style-name="Visited_20_Internet_20_Link"><text:span text:style-name="T1">11:22</text:span></text:a><text:span text:style-name="T1">. Aquele homem foi vencido. Ele é uma figura de Satanás. Mas o ponto é que ele também tinha uma armadura (como Golias, 1 Samuel </text:span><text:a xlink:type="simple" xlink:href="http://bibliaonline.com.br/acf/1sm/17/4-7" text:style-name="Internet_20_link" text:visited-style-name="Visited_20_Internet_20_Link"><text:span text:style-name="T1">17:4-7</text:span></text:a><text:span text:style-name="T1">). Mas os crentes têm uma armadura que não pode ser perdida - se a vestimos. Deus nos diz que precisamos ser fiéis porteiros.</text:span></text:p>
        <text:p text:style-name="P1"/>
        <text:p text:style-name="P1"><text:a xlink:type="simple" xlink:href="http://bibliaonline.com.br/acf/1cr/26/20-28" text:style-name="Internet_20_link" text:visited-style-name="Visited_20_Internet_20_Link"><text:span text:style-name="T1">1 Cr 26:20-28</text:span></text:a><text:span text:style-name="T1"> A seguir, havia os homens que cuidavam dos tesouros. Nós crentes temos recebido "tesouros" também. (</text:span><text:a xlink:type="simple" xlink:href="http://bibliaonline.com.br/acf/cl/2/2-3" text:style-name="Internet_20_link" text:visited-style-name="Visited_20_Internet_20_Link"><text:span text:style-name="T1">Cl 2:2-3</text:span></text:a><text:span text:style-name="T1">). O mundo tem os seus tesouros, mas eles não são dignos de serem comparados aos nossos tesouros em Cristo (</text:span><text:a xlink:type="simple" xlink:href="http://bibliaonline.com.br/acf/hb/11/26" text:style-name="Internet_20_link" text:visited-style-name="Visited_20_Internet_20_Link"><text:span text:style-name="T1">Hb 11:26</text:span></text:a><text:span text:style-name="T1">).</text:span></text:p>
        <text:p text:style-name="P1"/>
        <text:p text:style-name="P1"><text:a xlink:type="simple" xlink:href="http://bibliaonline.com.br/acf/1cr/26/29-32" text:style-name="Internet_20_link" text:visited-style-name="Visited_20_Internet_20_Link"><text:span text:style-name="T1">1 Cr 26:29-32</text:span></text:a><text:span text:style-name="T1"> Outro grupo. Aqueles que cuidam dos assuntos externos. Uma figura de nós crentes em nossos contatos com as pessoas no dia-a-dia. Por três vezes é descrito o tipo de homens que eram necessários. </text:span><text:a xlink:type="simple" xlink:href="http://bibliaonline.com.br/acf/1cr/26/31" text:style-name="Internet_20_link" text:visited-style-name="Visited_20_Internet_20_Link"><text:span text:style-name="T1">Vers. 31</text:span></text:a><text:span text:style-name="T1">, eles tinham que procurá-los, mas os </text:span><text:soft-page-break/><text:span text:style-name="T1">encontraram. Não deixe que Satanás trabalhe em nosso orgulho, para nos impedir de falar a outros do Senhor Jesus Cristo.</text:span></text:p>
        <text:p text:style-name="P1"/>
        <text:p text:style-name="P1"><text:a xlink:type="simple" xlink:href="http://bibliaonline.com.br/acf/1cr/26/32" text:style-name="Internet_20_link" text:visited-style-name="Visited_20_Internet_20_Link"><text:span text:style-name="T1">1 Cr 26:32</text:span></text:a><text:span text:style-name="T1"> Para cada assunto pertencente a Deus. Tudo era importante.</text:span></text:p>
        <text:p text:style-name="P1"/>
        <text:h text:style-name="P7" text:outline-level="2"><text:bookmark-start text:name="__RefHeading___Toc2385_1052241590"/>#746<text:bookmark-end text:name="__RefHeading___Toc2385_1052241590"/></text:h>
        <text:p text:style-name="P1"/>
        <text:p text:style-name="P2">O seu melhor desempenho no passado não é nada se estiver diminuindo sua corrida agora.</text:p>
        <text:p text:style-name="P1"/>
        <text:h text:style-name="P6" text:outline-level="2"><text:bookmark-start text:name="__RefHeading___Toc2387_1052241590"/><text:a xlink:type="simple" xlink:href="http://bibliaonline.com.br/acf/1cr/27" text:style-name="Internet_20_link" text:visited-style-name="Visited_20_Internet_20_Link"><text:span text:style-name="T1">1 CRÔNICAS 27</text:span></text:a><text:bookmark-end text:name="__RefHeading___Toc2387_1052241590"/></text:h>
        <text:p text:style-name="P1"/>
        <text:p text:style-name="P1"><text:a xlink:type="simple" xlink:href="http://bibliaonline.com.br/acf/1cr/27/1-15" text:style-name="Internet_20_link" text:visited-style-name="Visited_20_Internet_20_Link"><text:span text:style-name="T1">1 Cr 27:1-15</text:span></text:a><text:span text:style-name="T1"> A seguir, os soldados. Talvez os tivéssemos colocado em primeiro lugar, mas Deus coloca os porteiros bem antes que eles. Leia 2 Timóteo </text:span><text:a xlink:type="simple" xlink:href="http://bibliaonline.com.br/acf/2tm/2/1-4" text:style-name="Internet_20_link" text:visited-style-name="Visited_20_Internet_20_Link"><text:span text:style-name="T1">2:1-4</text:span></text:a><text:span text:style-name="T1">. Precisamos ser bons soldados de Jesus Cristo. Ora, isto não significa literalmente guerra, como acontece em nosso capítulo - mas agora nossa luta é espiritual - </text:span><text:a xlink:type="simple" xlink:href="http://bibliaonline.com.br/acf/ef/6/12" text:style-name="Internet_20_link" text:visited-style-name="Visited_20_Internet_20_Link"><text:span text:style-name="T1">Ef 6:12</text:span></text:a><text:span text:style-name="T1"> deixa isto bem claro.</text:span></text:p>
        <text:p text:style-name="P1"/>
        <text:p text:style-name="P1"><text:a xlink:type="simple" xlink:href="http://bibliaonline.com.br/acf/1cr/27/16-22" text:style-name="Internet_20_link" text:visited-style-name="Visited_20_Internet_20_Link"><text:span text:style-name="T1">1 Cr 27:16-22</text:span></text:a><text:span text:style-name="T1"> Em seguida, os que legislavam sobre as tribos - treze grupos são mencionados.</text:span></text:p>
        <text:p text:style-name="P1"/>
        <text:p text:style-name="P1"><text:a xlink:type="simple" xlink:href="http://bibliaonline.com.br/acf/1cr/27/23-24" text:style-name="Internet_20_link" text:visited-style-name="Visited_20_Internet_20_Link"><text:span text:style-name="T1">1 Cr 27:23-24</text:span></text:a><text:span text:style-name="T1"> Todos esses homens eram, sem dúvida, homens de confiança para administrar. Um era o próprio irmão de Davi. Davi havia aprendido a não contar todo o povo (</text:span><text:a xlink:type="simple" xlink:href="http://bibliaonline.com.br/acf/1cr/21" text:style-name="Internet_20_link" text:visited-style-name="Visited_20_Internet_20_Link"><text:span text:style-name="T1">capítulo 21</text:span></text:a><text:span text:style-name="T1">).</text:span></text:p>
        <text:p text:style-name="P1"/>
        <text:p text:style-name="P1"><text:a xlink:type="simple" xlink:href="http://bibliaonline.com.br/acf/1cr/27/25-31" text:style-name="Internet_20_link" text:visited-style-name="Visited_20_Internet_20_Link"><text:span text:style-name="T1">1 Cr 27:25-31</text:span></text:a><text:span text:style-name="T1"> Treze grupos menores. Que organização maravilhosa deve ter sido esta que estava sendo criada para Salomão. Uma bela figura do dia glorioso neste mundo quando o Senhor Jesus reinar em justiça.</text:span></text:p>
        <text:p text:style-name="P1"/>
        <text:h text:style-name="P7" text:outline-level="2"><text:bookmark-start text:name="__RefHeading___Toc2389_1052241590"/>#747<text:bookmark-end text:name="__RefHeading___Toc2389_1052241590"/></text:h>
        <text:p text:style-name="P1"/>
        <text:p text:style-name="P2">Cristãos legalistas não são Cristãos generosos. É a graça, não a lei, que torna um homem generoso. Um Cristão legalista pode sempre encontrar alguma boa razão para não ajudar seu irmão.</text:p>
        <text:p text:style-name="P1"><text:soft-page-break/></text:p>
        <text:h text:style-name="P6" text:outline-level="2"><text:bookmark-start text:name="__RefHeading___Toc2391_1052241590"/><text:a xlink:type="simple" xlink:href="http://bibliaonline.com.br/acf/1cr/28" text:style-name="Internet_20_link" text:visited-style-name="Visited_20_Internet_20_Link"><text:span text:style-name="T1">1 CRÔNICAS 28</text:span></text:a><text:bookmark-end text:name="__RefHeading___Toc2391_1052241590"/></text:h>
        <text:p text:style-name="P1"/>
        <text:p text:style-name="P1"><text:a xlink:type="simple" xlink:href="http://bibliaonline.com.br/acf/1cr/28/1-18" text:style-name="Internet_20_link" text:visited-style-name="Visited_20_Internet_20_Link"><text:span text:style-name="T1">1 Cr 28:1-18</text:span></text:a><text:span text:style-name="T1"> Davi coloca agora todos os homens em posições de responsabilidade e fala a eles estas belas palavras. Ele faz uma revisão de sua vida e dos pensamentos que Deus tinha a seu respeito. Repare com que frequência ele faz menção do Senhor. Se o povo guardasse as palavras do Senhor, certamente seria um grande povo.</text:span></text:p>
        <text:p text:style-name="P1"/>
        <text:p text:style-name="P1"><text:a xlink:type="simple" xlink:href="http://bibliaonline.com.br/acf/1cr/28/9-10" text:style-name="Internet_20_link" text:visited-style-name="Visited_20_Internet_20_Link"><text:span text:style-name="T1">1 Cr 28:9-10</text:span></text:a><text:span text:style-name="T1"> Davi diz a Salomão - "conhece o Senhor!" Em seguida, sirva-O, com um coração perfeito e uma alma voluntária. Um coração perfeito significa ter um coração com nada mais além do Senhor a ocupá-lo (leite puro significa sem aditivos). Uma alma voluntária significa sem vontade própria. Uma alma que rendeu-se a Deus!</text:span></text:p>
        <text:p text:style-name="P1"/>
        <text:p text:style-name="P1"><text:a xlink:type="simple" xlink:href="http://bibliaonline.com.br/acf/1cr/28/11-21" text:style-name="Internet_20_link" text:visited-style-name="Visited_20_Internet_20_Link"><text:span text:style-name="T1">1 Cr 28:11-21</text:span></text:a><text:span text:style-name="T1"> Davi entrega cuidadosamente a Salomão (1) os planos do templo, (2) os materiais com que iria construi-lo, (3) os detalhes do santo dos santos, e (4) a mobília.</text:span></text:p>
        <text:p text:style-name="P1"/>
        <text:p text:style-name="P1"><text:a xlink:type="simple" xlink:href="http://bibliaonline.com.br/acf/1cr/28/19" text:style-name="Internet_20_link" text:visited-style-name="Visited_20_Internet_20_Link"><text:span text:style-name="T1">1 Cr 28:19</text:span></text:a><text:span text:style-name="T1"> Nada disso saiu da mente de Davi - tudo veio do próprio Deus!</text:span></text:p>
        <text:p text:style-name="P1"/>
        <text:p text:style-name="P1"><text:a xlink:type="simple" xlink:href="http://bibliaonline.com.br/acf/1cr/28/20-21" text:style-name="Internet_20_link" text:visited-style-name="Visited_20_Internet_20_Link"><text:span text:style-name="T1">1 Cr 28:20-21</text:span></text:a><text:span text:style-name="T1"> Possamos nós receber esta instrução final para nós mesmos.</text:span></text:p>
        <text:p text:style-name="P1"/>
        <text:h text:style-name="P7" text:outline-level="2"><text:bookmark-start text:name="__RefHeading___Toc2393_1052241590"/>#748<text:bookmark-end text:name="__RefHeading___Toc2393_1052241590"/></text:h>
        <text:p text:style-name="P1"/>
        <text:p text:style-name="P1"><text:span text:style-name="T1">A presença de Deus nunca nos torna orgulhosos. Ele é grande demais para nós sermos alguma coisa diante dEle. Não foi quando Paulo estava no terceiro céu que correu o risco de exaltar-se acima de medida, mas quando ele voltou à Terra (</text:span><text:a xlink:type="simple" xlink:href="http://bibliaonline.com.br/acf/2co/12/" text:style-name="Internet_20_link" text:visited-style-name="Visited_20_Internet_20_Link"><text:span text:style-name="T1">2 Co 12</text:span></text:a><text:span text:style-name="T1">).</text:span></text:p>
        <text:p text:style-name="P1"/>
        <text:h text:style-name="P6" text:outline-level="2"><text:bookmark-start text:name="__RefHeading___Toc2395_1052241590"/><text:a xlink:type="simple" xlink:href="http://bibliaonline.com.br/acf/1cr/29" text:style-name="Internet_20_link" text:visited-style-name="Visited_20_Internet_20_Link"><text:span text:style-name="T1">1 CRÔNICAS 29</text:span></text:a><text:bookmark-end text:name="__RefHeading___Toc2395_1052241590"/></text:h>
        <text:p text:style-name="P1"/>
        <text:p text:style-name="P2">Primeiro, iremos ver a história do capítulo. Depois iremos ver que figura ele representa. Por muitos anos Davi foi juntando todos os materiais com os quais o glorioso Templo de Deus seria construído por seu filho Salomão. Trata-se de um resumo da parte que Davi teve nesse grande empreendimento.</text:p>
        <text:p text:style-name="P1"/>
        <text:p text:style-name="P2"><text:soft-page-break/>Agora vamos à figura. O Rei Davi é uma figura do Senhor Jesus, Aquele que, quando esteve aqui, fez a grande obra da redenção. Ele destruiu o poder que Satanás tinha sobre a morte por meio de Sua morte na cruz. Aquela obra está agora completa. Salomão é uma figura da época em que Cristo irá voltar, trazendo-nos junto com Ele, para reinar sobre este mundo. Salomão teve um reino de paz. Cristo irá reinar na Terra por 1.000 anos.</text:p>
        <text:p text:style-name="P1"/>
        <text:p text:style-name="P1"><text:a xlink:type="simple" xlink:href="http://bibliaonline.com.br/acf/1cr/29/5" text:style-name="Internet_20_link" text:visited-style-name="Visited_20_Internet_20_Link"><text:span text:style-name="T1">1 Cr 29:5</text:span></text:a><text:span text:style-name="T1"> O convite para o trabalho voluntário na construção do Templo.</text:span></text:p>
        <text:p text:style-name="P1"/>
        <text:p text:style-name="P1"><text:a xlink:type="simple" xlink:href="http://bibliaonline.com.br/acf/1cr/29/6-8" text:style-name="Internet_20_link" text:visited-style-name="Visited_20_Internet_20_Link"><text:span text:style-name="T1">1 Cr 29:6-8</text:span></text:a><text:span text:style-name="T1"> A resposta.</text:span></text:p>
        <text:p text:style-name="P1"/>
        <text:p text:style-name="P1"><text:a xlink:type="simple" xlink:href="http://bibliaonline.com.br/acf/1cr/29/9" text:style-name="Internet_20_link" text:visited-style-name="Visited_20_Internet_20_Link"><text:span text:style-name="T1">1 Cr 29:9</text:span></text:a><text:span text:style-name="T1"> Eles "todos" se regozijam, do rei para baixo. </text:span></text:p>
        <text:p text:style-name="P1"/>
        <text:p text:style-name="P1"><text:a xlink:type="simple" xlink:href="http://bibliaonline.com.br/acf/1cr/29/10-12" text:style-name="Internet_20_link" text:visited-style-name="Visited_20_Internet_20_Link"><text:span text:style-name="T1">1 Cr 29:10-12</text:span></text:a><text:span text:style-name="T1"> Termina com glória para Deus.</text:span></text:p>
        <text:p text:style-name="P1"/>
        <text:p text:style-name="P1"><text:a xlink:type="simple" xlink:href="http://bibliaonline.com.br/acf/1cr/29/14,15" text:style-name="Internet_20_link" text:visited-style-name="Visited_20_Internet_20_Link"><text:span text:style-name="T1">1 Cr 29:14,15</text:span></text:a><text:span text:style-name="T1"> Davi percebe o quão pequeno ele é comparado com Deus!</text:span></text:p>
        <text:p text:style-name="P1"/>
        <text:p text:style-name="P1"><text:a xlink:type="simple" xlink:href="http://bibliaonline.com.br/acf/1cr/29/18" text:style-name="Internet_20_link" text:visited-style-name="Visited_20_Internet_20_Link"><text:span text:style-name="T1">1 Cr 29:18</text:span></text:a><text:span text:style-name="T1"> Que este versículo possa agarrar-se ao seu coração e mente também. As promessas incondicionais de bênção feitas a Israel foram primeiro dadas a Abraão. Davi quer que o povo nunca se esqueça disto.</text:span></text:p>
        <text:p text:style-name="P1"/>
        <text:p text:style-name="P1"><text:a xlink:type="simple" xlink:href="http://bibliaonline.com.br/acf/1cr/29/20-25" text:style-name="Internet_20_link" text:visited-style-name="Visited_20_Internet_20_Link"><text:span text:style-name="T1">1 Cr 29:20-25</text:span></text:a><text:span text:style-name="T1"> Todos têm o mesmo pensamento em conhecer e reconhecer que Deus era a fonte de toda a bênção, e por isso a Ele devia ir toda a adoração e louvor.</text:span></text:p>
        <text:p text:style-name="P1"/>
        <text:p text:style-name="P1"><text:a xlink:type="simple" xlink:href="http://bibliaonline.com.br/acf/1cr/29/26-30" text:style-name="Internet_20_link" text:visited-style-name="Visited_20_Internet_20_Link"><text:span text:style-name="T1">1 Cr 29:26-30</text:span></text:a><text:span text:style-name="T1"> Davi desaparece - sua obra está completa. Ele colocou Salomão no trono.</text:span></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7:36:41.287271936</dc:date>
    <meta:creation-date>2018-06-11T22:51:04.642681485</meta:creation-date>
    <meta:generator>LibreOffice/6.0.7.3$Linux_X86_64 LibreOffice_project/00m0$Build-3</meta:generator>
    <meta:editing-duration>PT25S</meta:editing-duration>
    <meta:editing-cycles>1</meta:editing-cycles>
    <meta:document-statistic meta:table-count="0" meta:image-count="0" meta:object-count="0" meta:page-count="16" meta:paragraph-count="155" meta:word-count="4134" meta:character-count="23170" meta:non-whitespace-character-count="19188"/>
  </office:meta>
</office:document-meta>
</file>